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co1" style:family="table-column">
      <style:table-column-properties style:column-width="8.505cm" style:use-optimal-column-width="false"/>
    </style:style>
    <style:style style:name="ro1" style:family="table-row">
      <style:table-row-properties style:row-height="2.134cm"/>
    </style:style>
    <style:style style:name="ro2" style:family="table-row">
      <style:table-row-properties style:row-height="1.423cm"/>
    </style:style>
    <style:style style:name="ce1" style:family="table-cell">
      <style:graphic-properties draw:fill="solid" draw:fill-color="#eeeeee" style:repeat="repeat"/>
      <style:paragraph-properties fo:margin-top="0cm" fo:margin-bottom="0cm" fo:line-height="100%" fo:text-align="center" fo:border="none"/>
    </style:style>
    <style:style style:name="ce2" style:family="table-cell">
      <style:graphic-properties draw:fill="solid" draw:fill-color="#eeeeee" style:repeat="repeat"/>
      <style:paragraph-properties fo:margin-top="0cm" fo:margin-bottom="0cm" fo:line-height="100%" fo:text-align="center" fo:border="none">
        <style:tab-stops>
          <style:tab-stop style:position="7.885cm"/>
        </style:tab-stops>
      </style:paragraph-properties>
    </style:style>
    <style:style style:name="ce3" style:family="table-cell">
      <style:graphic-properties draw:fill="solid" draw:fill-color="#dddddd" style:repeat="repeat"/>
      <style:paragraph-properties fo:margin-top="0cm" fo:margin-bottom="0cm" fo:line-height="100%" fo:text-align="center" fo:border="none"/>
    </style:style>
    <style:style style:name="ce4" style:family="table-cell">
      <style:graphic-properties draw:fill="solid" draw:fill-color="#eeeeee" style:repeat="repeat" draw:textarea-vertical-align="middle"/>
      <style:paragraph-properties fo:margin-top="0cm" fo:margin-bottom="0cm" fo:line-height="100%" fo:text-align="center" fo:border="none"/>
    </style:style>
    <style:style style:name="ce5" style:family="table-cell">
      <style:graphic-properties draw:fill="solid" draw:fill-color="#eeeeee" style:repeat="repeat" draw:textarea-vertical-align="middle"/>
      <style:paragraph-properties fo:margin-left="0cm" fo:margin-right="0cm" fo:margin-top="0.7cm" fo:margin-bottom="0.7cm" fo:line-height="100%" fo:text-align="center" fo:text-indent="0cm" fo:border="non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top="0cm" fo:margin-bottom="0cm" fo:line-height="100%" fo:text-align="center">
        <style:tab-stops>
          <style:tab-stop style:position="7.885cm"/>
        </style:tab-stops>
      </style:paragraph-properties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left="0cm" fo:margin-right="0cm" fo:margin-top="0.7cm" fo:margin-bottom="0.7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514cm" svg:height="7.825cm" svg:x="1.254cm" svg:y="2.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Q1: How to design distributed algorithm with converges fast</text:p>
              </table:table-cell>
              <table:table-cell>
                <text:p text:style-name="P1">Q2: Comparison between distributed and centralized schemes</text:p>
              </table:table-cell>
            </table:table-row>
            <table:table-row table:style-name="ro2" table:default-cell-style-name="ce3">
              <table:table-cell/>
              <table:table-cell>
                <text:p text:style-name="P2">C1: Algorithm design with congestion game</text:p>
              </table:table-cell>
              <table:table-cell>
                <text:p text:style-name="P2">C2: Performance evaluation</text:p>
              </table:table-cell>
            </table:table-row>
            <table:table-row table:style-name="ro2" table:default-cell-style-name="ce1">
              <table:table-cell table:style-name="ce4">
                <text:p text:style-name="P2">P1: Utilization of TV white spectrum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4">
                <text:p text:style-name="P2">P2: Robust cluster structure under primary users' activity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5">
                <text:p text:style-name="P3">P3: Light weight routing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4.04cm" svg:height="1.169cm" svg:x="10.074cm" svg:y="6.156cm">
          <text:p text:style-name="P2">S1: Distributed channel allo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4.04cm" svg:height="1.169cm" svg:x="10.074cm" svg:y="7.452cm">
          <text:p text:style-name="P2">S2: <text:s/>Robust clus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8.579cm" svg:height="1.168cm" svg:x="10.074cm" svg:y="8.976cm">
          <text:p text:style-name="P4"><text:span text:style-name="T1">S3: Spectrum aware virtual 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6-02-03T22:52:23</meta:creation-date>
    <dc:date>2018-04-02T11:49:15</dc:date>
    <dc:creator>Di Li</dc:creator>
    <meta:editing-duration>PT1H21M53S</meta:editing-duration>
    <meta:editing-cycles>6</meta:editing-cycles>
    <meta:generator>OpenOffice/4.1.5$Unix OpenOffice.org_project/415m1$Build-9789</meta:generator>
    <meta:document-statistic meta:object-count="4"/>
  </office:meta>
</office:document-meta>
</file>